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6" style:family="table">
      <style:table-properties style:width="6.308cm" table:align="left"/>
    </style:style>
    <style:style style:name="Tabelle6.A" style:family="table-column">
      <style:table-column-properties style:column-width="6.30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3" style:family="table-row">
      <style:table-row-properties style:min-row-height="2.484cm"/>
    </style:style>
    <style:style style:name="Tabelle1" style:family="table">
      <style:table-properties style:width="6.308cm" table:align="left"/>
    </style:style>
    <style:style style:name="Tabelle1.A" style:family="table-column">
      <style:table-column-properties style:column-width="6.30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2.484cm"/>
    </style:style>
    <style:style style:name="P1" style:family="paragraph" style:parent-style-name="Header">
      <style:text-properties fo:font-style="italic" officeooo:rsid="000f305c" officeooo:paragraph-rsid="000f305c" style:font-style-asian="italic" style:font-style-complex="italic"/>
    </style:style>
    <style:style style:name="P2" style:family="paragraph" style:parent-style-name="Standard">
      <style:text-properties officeooo:paragraph-rsid="0002dad9"/>
    </style:style>
    <style:style style:name="P3" style:family="paragraph" style:parent-style-name="Standard">
      <style:text-properties officeooo:paragraph-rsid="000449e7"/>
    </style:style>
    <style:style style:name="P4" style:family="paragraph" style:parent-style-name="Standard">
      <style:text-properties officeooo:rsid="000449e7" officeooo:paragraph-rsid="000449e7"/>
    </style:style>
    <style:style style:name="P5" style:family="paragraph" style:parent-style-name="Standard">
      <style:text-properties officeooo:rsid="000449e7" officeooo:paragraph-rsid="0007ddcf"/>
    </style:style>
    <style:style style:name="P6" style:family="paragraph" style:parent-style-name="Standard">
      <style:text-properties officeooo:paragraph-rsid="0007ddcf"/>
    </style:style>
    <style:style style:name="P7" style:family="paragraph" style:parent-style-name="Standard">
      <style:text-properties fo:font-weight="bold" officeooo:rsid="0007ddcf" officeooo:paragraph-rsid="0007ddcf" style:font-weight-asian="bold" style:font-weight-complex="bold"/>
    </style:style>
    <style:style style:name="P8" style:family="paragraph" style:parent-style-name="Table_20_Contents">
      <style:text-properties fo:font-size="11pt" fo:font-weight="bold" officeooo:rsid="000449e7" officeooo:paragraph-rsid="000449e7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officeooo:rsid="0009bd89" officeooo:paragraph-rsid="0002dad9" style:font-size-asian="11pt" style:font-size-complex="11pt"/>
    </style:style>
    <style:style style:name="P10" style:family="paragraph" style:parent-style-name="Table_20_Contents">
      <style:text-properties fo:font-size="11pt" officeooo:rsid="0009bd89" officeooo:paragraph-rsid="000de914" style:font-size-asian="11pt" style:font-size-complex="11pt"/>
    </style:style>
    <style:style style:name="P11" style:family="paragraph" style:parent-style-name="Table_20_Contents">
      <style:text-properties fo:font-size="11pt" officeooo:paragraph-rsid="0002dad9" style:font-size-asian="11pt" style:font-size-complex="11pt"/>
    </style:style>
    <style:style style:name="P12" style:family="paragraph" style:parent-style-name="Table_20_Contents">
      <style:text-properties fo:font-size="11pt" officeooo:rsid="000449e7" officeooo:paragraph-rsid="000449e7" style:font-size-asian="11pt" style:font-size-complex="11pt"/>
    </style:style>
    <style:style style:name="P13" style:family="paragraph" style:parent-style-name="Table_20_Contents">
      <style:text-properties fo:font-size="11pt" officeooo:rsid="000449e7" officeooo:paragraph-rsid="000de914" style:font-size-asian="11pt" style:font-size-complex="11pt"/>
    </style:style>
    <style:style style:name="P14" style:family="paragraph" style:parent-style-name="Table_20_Contents">
      <style:text-properties fo:font-size="11pt" officeooo:paragraph-rsid="000449e7" style:font-size-asian="11pt" style:font-size-complex="11pt"/>
    </style:style>
    <style:style style:name="P15" style:family="paragraph" style:parent-style-name="Table_20_Contents">
      <style:text-properties fo:font-size="11pt" fo:font-style="normal" officeooo:rsid="000449e7" officeooo:paragraph-rsid="00099c47" style:font-size-asian="11pt" style:font-style-asian="normal" style:font-size-complex="11pt" style:font-style-complex="normal"/>
    </style:style>
    <style:style style:name="P16" style:family="paragraph" style:parent-style-name="Text_20_body">
      <style:text-properties officeooo:paragraph-rsid="000814e1"/>
    </style:style>
    <style:style style:name="P17" style:family="paragraph" style:parent-style-name="Text_20_body">
      <style:text-properties fo:font-style="italic" officeooo:rsid="000cf7a2" officeooo:paragraph-rsid="000cf7a2" style:font-style-asian="italic" style:font-style-complex="italic"/>
    </style:style>
    <style:style style:name="P18" style:family="paragraph" style:parent-style-name="Heading_20_2">
      <style:text-properties officeooo:rsid="000449e7" officeooo:paragraph-rsid="000449e7"/>
    </style:style>
    <style:style style:name="P19" style:family="paragraph" style:parent-style-name="Heading_20_2">
      <style:paragraph-properties fo:break-before="page"/>
      <style:text-properties officeooo:rsid="000814e1" officeooo:paragraph-rsid="000814e1"/>
    </style:style>
    <style:style style:name="P20" style:family="paragraph" style:parent-style-name="Standard" style:list-style-name="L1">
      <style:paragraph-properties fo:margin-top="0cm" fo:margin-bottom="0.101cm" style:contextual-spacing="false"/>
      <style:text-properties officeooo:rsid="000449e7" officeooo:paragraph-rsid="0007ddcf"/>
    </style:style>
    <style:style style:name="P21" style:family="paragraph" style:parent-style-name="Standard" style:list-style-name="L1">
      <style:paragraph-properties fo:margin-top="0cm" fo:margin-bottom="0.101cm" style:contextual-spacing="false"/>
      <style:text-properties officeooo:rsid="000449e7" officeooo:paragraph-rsid="000cf7a2"/>
    </style:style>
    <style:style style:name="P22" style:family="paragraph" style:parent-style-name="Standard" style:list-style-name="L1">
      <style:paragraph-properties fo:margin-top="0cm" fo:margin-bottom="0.101cm" style:contextual-spacing="false"/>
      <style:text-properties officeooo:rsid="000cf7a2" officeooo:paragraph-rsid="000cf7a2"/>
    </style:style>
    <style:style style:name="P23" style:family="paragraph">
      <style:paragraph-properties fo:text-align="center"/>
    </style:style>
    <style:style style:name="T1" style:family="text">
      <style:text-properties officeooo:rsid="0010183f"/>
    </style:style>
    <style:style style:name="T2" style:family="text">
      <style:text-properties officeooo:rsid="000449e7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Courier New" officeooo:rsid="00099c47"/>
    </style:style>
    <style:style style:name="T6" style:family="text">
      <style:text-properties style:font-name="Courier New" officeooo:rsid="000cf7a2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Times New Roman" style:text-underline-style="solid" style:text-underline-width="auto" style:text-underline-color="font-color" fo:font-weight="bold" officeooo:rsid="000cf7a2" style:font-weight-asian="bold" style:font-weight-complex="bold"/>
    </style:style>
    <style:style style:name="T10" style:family="text">
      <style:text-properties style:font-name="Times New Roman" officeooo:rsid="000cf7a2"/>
    </style:style>
    <style:style style:name="T11" style:family="text">
      <style:text-properties officeooo:rsid="00099c47"/>
    </style:style>
    <style:style style:name="T12" style:family="text">
      <style:text-properties fo:font-weight="bold" officeooo:rsid="0007ddcf" style:font-weight-asian="bold" style:font-weight-complex="bold"/>
    </style:style>
    <style:style style:name="T13" style:family="text">
      <style:text-properties fo:font-weight="bold" officeooo:rsid="000cf7a2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cf7a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Triangle_20_unfilled" draw:marker-end-width="0.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Vererbung: Erweiterung von bestehenden Klassen</text:h>
      <text:p text:style-name="P17">Dafür muss man noch nicht mal wissen, wie die Super-Klasse funktioniert!</text:p>
      <text:p text:style-name="P16"/>
      <text:h text:style-name="P18" text:outline-level="2">Beispiel: <text:span text:style-name="T3">Queue</text:span> – <text:span text:style-name="T4">Anzahl</text:span><text:span text:style-name="T3">Queue</text:span></text:h>
      <text:p text:style-name="P4">Ein <text:span text:style-name="T3">AnzahlQueue</text:span> ist ein <text:span text:style-name="T3">Queue</text:span>, der sich immer merkt, wie viele Elemente er enthält.</text:p>
      <text:p text:style-name="P4">Diese Elementezahl kann man mit der Methode <text:span text:style-name="T3">get</text:span><text:span text:style-name="T5">Anzahl</text:span><text:span text:style-name="T3">()</text:span> abrufen.</text:p>
      <text:p text:style-name="P4"/>
      <text:p text:style-name="P3"/>
      <table:table table:name="Tabelle6" table:style-name="Tabelle6">
        <table:table-column table:style-name="Tabelle6.A"/>
        <table:table-row table:style-name="TableLine1746394095408">
          <table:table-cell table:style-name="Tabelle6.A1" office:value-type="string">
            <text:p text:style-name="P8">Queue&lt;ContentType&gt;</text:p>
          </table:table-cell>
        </table:table-row>
        <table:table-row table:style-name="TableLine1746394096224">
          <table:table-cell table:style-name="Tabelle6.A2" office:value-type="string">
            <text:p text:style-name="P11"/>
          </table:table-cell>
        </table:table-row>
        <table:table-row table:style-name="Tabelle6.3">
          <table:table-cell table:style-name="Tabelle6.A2" office:value-type="string">
            <text:p text:style-name="P11">+ <text:span text:style-name="T2">Queue&lt;ContentType&gt;()</text:span></text:p>
            <text:p text:style-name="P9">+ <text:span text:style-name="T2">isEmpty(): boolean</text:span></text:p>
            <text:p text:style-name="P9">+ <text:span text:style-name="T2">enqueue(pContent: ContentType)</text:span></text:p>
            <text:p text:style-name="P12">+ dequeue()</text:p>
            <text:p text:style-name="P12">+ front(): ContentType</text:p>
          </table:table-cell>
        </table:table-row>
      </table:table>
      <text:p text:style-name="P2"><draw:line text:anchor-type="paragraph" draw:z-index="0" draw:name="Form6" draw:style-name="gr1" draw:text-style-name="P23" svg:x1="2.738cm" svg:y1="1.813cm" svg:x2="2.738cm" svg:y2="0.171cm"><text:p/></draw:line></text:p>
      <text:p text:style-name="P2"/>
      <text:p text:style-name="P2"/>
      <text:p text:style-name="P3"/>
      <table:table table:name="Tabelle1" table:style-name="Tabelle1">
        <table:table-column table:style-name="Tabelle1.A"/>
        <table:table-row table:style-name="TableLine1746394104928">
          <table:table-cell table:style-name="Tabelle1.A1" office:value-type="string">
            <text:p text:style-name="P8">AnzahlQueue&lt;ContentType&gt;</text:p>
          </table:table-cell>
        </table:table-row>
        <table:table-row table:style-name="TableLine1746394105200">
          <table:table-cell table:style-name="Tabelle1.A2" office:value-type="string">
            <text:p text:style-name="P12">+ <text:span text:style-name="T11">anzahl</text:span>: int</text:p>
          </table:table-cell>
        </table:table-row>
        <table:table-row table:style-name="Tabelle1.3">
          <table:table-cell table:style-name="Tabelle1.A2" office:value-type="string">
            <text:p text:style-name="P14">+ <text:span text:style-name="T2">AnzahlQueue&lt;ContentType&gt;()</text:span></text:p>
            <text:p text:style-name="P12">+ getAnzahl(): int</text:p>
            <text:p text:style-name="P10">+ <text:span text:style-name="T2">enqueue(pContent: ContentType)</text:span></text:p>
            <text:p text:style-name="P13">+ dequeue()</text:p>
            <text:p text:style-name="P15"/>
          </table:table-cell>
        </table:table-row>
      </table:table>
      <text:p text:style-name="P3"/>
      <text:p text:style-name="P3"/>
      <text:p text:style-name="P6"><text:span text:style-name="T12">Zusammenfassung </text:span><text:span text:style-name="T13">mit </text:span><text:span text:style-name="T15">Fachbegriffen</text:span><text:span text:style-name="T12">:</text:span></text:p>
      <text:p text:style-name="P7"/>
      <text:list xml:id="list2010632561" text:style-name="L1">
        <text:list-item>
          <text:p text:style-name="P20"><text:span text:style-name="T3">AnzahlQueue</text:span> <text:span text:style-name="T14">ist ein</text:span> <text:span text:style-name="T3">Queue</text:span></text:p>
        </text:list-item>
        <text:list-item>
          <text:p text:style-name="P21"><text:span text:style-name="T3">AnzahlQueue </text:span><text:span text:style-name="T10">ist die </text:span><text:span text:style-name="T9">Sub-Klasse</text:span><text:span text:style-name="T6">, </text:span><text:span text:style-name="T3">Queue</text:span><text:span text:style-name="T7"> </text:span><text:span text:style-name="T10">ist die </text:span><text:span text:style-name="T9">Super-Klasse</text:span><text:span text:style-name="T10">.</text:span></text:p>
        </text:list-item>
        <text:list-item>
          <text:p text:style-name="P20"><text:span text:style-name="T3">AnzahlQueue </text:span><text:span text:style-name="T8">erbt</text:span><text:span text:style-name="T7"> die Methoden von Queue</text:span></text:p>
        </text:list-item>
        <text:list-item>
          <text:p text:style-name="P20"><text:span text:style-name="T3">AnzahlQueue</text:span><text:span text:style-name="T7"> muss ein zusätzliches Attribut </text:span><text:span text:style-name="T3">anzahl</text:span><text:span text:style-name="T7"> haben, um sich die Anzahl zu merken.</text:span></text:p>
        </text:list-item>
        <text:list-item>
          <text:p text:style-name="P20"><text:span text:style-name="T3">AnzahlQueue</text:span><text:span text:style-name="T7"> braucht eine Methode </text:span><text:span text:style-name="T3">getAnzahl()</text:span><text:span text:style-name="T7">, mit der man die Anzahl zurückgeben kann.</text:span></text:p>
        </text:list-item>
        <text:list-item>
          <text:p text:style-name="P20"><text:span text:style-name="T3">AnzahlQueue</text:span><text:span text:style-name="T7"> muss die Methoden </text:span><text:span text:style-name="T3">enqueue</text:span><text:span text:style-name="T7"> und </text:span><text:span text:style-name="T3">dequeue</text:span><text:span text:style-name="T7"> </text:span><text:span text:style-name="T8">überschreiben,</text:span><text:span text:style-name="T7"> <text:line-break/>denn da wird die </text:span><text:span text:style-name="T3">anzahl</text:span><text:span text:style-name="T7"> verändert.</text:span></text:p>
          <text:list>
            <text:list-item>
              <text:p text:style-name="P22"><text:span text:style-name="T8">überschreiben</text:span><text:span text:style-name="T7">: gleicher Methodenname, gleiche Parameter, gleicher Rückgabetyp </text:span></text:p>
            </text:list-item>
          </text:list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f305c" officeooo:paragraph-rsid="000f305c" style:font-style-asian="italic" style:font-style-complex="italic"/>
    </style:style>
    <style:style style:name="MT1" style:family="text">
      <style:text-properties officeooo:rsid="001018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Vererbung: <text:span text:style-name="MT1">AnzahlQueue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18:51:41.071000000</meta:creation-date>
    <dc:date>2025-08-19T16:53:28.537000000</dc:date>
    <meta:editing-duration>PT8H41M23S</meta:editing-duration>
    <meta:editing-cycles>14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26" meta:word-count="148" meta:character-count="1096" meta:non-whitespace-character-count="977"/>
  </office:meta>
</office:document-meta>
</file>